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4pt" style:font-size-asian="14pt" style:font-size-complex="14pt"/>
    </style:style>
    <style:style style:name="P2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1c1c1c" style:font-name="medium-content-serif-font" fo:font-size="15.75pt" fo:letter-spacing="normal" fo:font-style="normal" fo:font-weight="normal" style:font-size-asian="14pt" style:font-size-complex="14pt"/>
    </style:style>
    <style:style style:name="P3" style:family="paragraph" style:parent-style-name="Text_20_body" style:list-style-name="L1">
      <style:paragraph-properties fo:margin-top="0.0417in" fo:margin-bottom="0.0417in" loext:contextual-spacing="false" fo:orphans="2" fo:widows="2" fo:padding="0in" fo:border="none"/>
      <style:text-properties style:font-name="Verdana" fo:font-size="14pt" officeooo:rsid="000783d0" officeooo:paragraph-rsid="000783d0" style:font-size-asian="14pt" style:font-size-complex="14pt"/>
    </style:style>
    <style:style style:name="P4" style:family="paragraph" style:parent-style-name="Text_20_body" style:list-style-name="L1">
      <style:paragraph-properties fo:margin-top="0.0417in" fo:margin-bottom="0.0417in" loext:contextual-spacing="false" fo:orphans="2" fo:widows="2" fo:padding="0in" fo:border="none"/>
      <style:text-properties fo:font-variant="normal" fo:text-transform="none" style:font-name="Verdana" fo:font-size="14pt" fo:letter-spacing="normal" fo:font-style="normal" fo:font-weight="bold" officeooo:rsid="00113b31" officeooo:paragraph-rsid="00113b31" style:font-size-asian="14pt" style:font-weight-asian="bold" style:font-size-complex="14pt" style:font-weight-complex="bold"/>
    </style:style>
    <style:style style:name="T1" style:family="text">
      <style:text-properties officeooo:rsid="000a8247"/>
    </style:style>
    <style:style style:name="T2" style:family="text">
      <style:text-properties officeooo:rsid="0013b4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33393169" text:style-name="L1">
        <text:list-item>
          <text:p text:style-name="P2"><text:span text:style-name="T2">r</text:span>unning PyTorch in a Flask/Django REST API</text:p>
        </text:list-item>
        <text:list-item>
          <text:p text:style-name="P3">SageMaker / <text:span text:style-name="T1">AWS Lambda</text:span></text:p>
        </text:list-item>
        <text:list-item>
          <text:p text:style-name="P4">ONNX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4:07:22.542728176</meta:creation-date>
    <dc:date>2018-10-26T20:33:18.536885694</dc:date>
    <meta:editing-duration>PT2H7M52S</meta:editing-duration>
    <meta:editing-cycles>16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15" meta:character-count="72" meta:non-whitespace-character-count="62"/>
  </office:meta>
</office:document-meta>
</file>